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1.84mm"/>
    </style:style>
    <style:style style:name="co2" style:family="table-column">
      <style:table-column-properties fo:break-before="auto" style:column-width="16.3mm"/>
    </style:style>
    <style:style style:name="co3" style:family="table-column">
      <style:table-column-properties fo:break-before="auto" style:column-width="19.9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22.1mm"/>
    </style:style>
    <style:style style:name="co6" style:family="table-column">
      <style:table-column-properties fo:break-before="auto" style:column-width="19.35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21.01mm"/>
    </style:style>
    <style:style style:name="co9" style:family="table-column">
      <style:table-column-properties fo:break-before="auto" style:column-width="19.6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 table:number-rows-repeated="9">
          <table:table-cell table:number-columns-repeated="13"/>
        </table:table-row>
        <table:table-row table:style-name="ro1">
          <table:table-cell/>
          <table:table-cell office:value-type="string" calcext:value-type="string">
            <text:p>Teensy 3.2 (96 MHz)</text:p>
          </table:table-cell>
          <table:table-cell table:number-columns-repeated="3"/>
          <table:table-cell office:value-type="string" calcext:value-type="string">
            <text:p>Teensy 3.2 (144 MHz)</text:p>
          </table:table-cell>
          <table:table-cell table:number-columns-repeated="3"/>
          <table:table-cell office:value-type="string" calcext:value-type="string">
            <text:p>Arduino U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 locks</text:p>
          </table:table-cell>
          <table:table-cell office:value-type="string" calcext:value-type="string">
            <text:p>R lock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 locks</text:p>
          </table:table-cell>
          <table:table-cell office:value-type="string" calcext:value-type="string">
            <text:p>R lock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 locks</text:p>
          </table:table-cell>
          <table:table-cell office:value-type="string" calcext:value-type="string">
            <text:p>R locks</text:p>
          </table:table-cell>
        </table:table-row>
        <table:table-row table:style-name="ro1">
          <table:table-cell office:value-type="string" calcext:value-type="string">
            <text:p>Native</text:p>
          </table:table-cell>
          <table:table-cell office:value-type="float" office:value="13333" calcext:value-type="float">
            <text:p>13333</text:p>
          </table:table-cell>
          <table:table-cell table:number-columns-repeated="3"/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</text:p>
          </table:table-cell>
          <table:table-cell table:formula="of:=AVERAGE(228;228;228)" office:value-type="float" office:value="228" calcext:value-type="float">
            <text:p>228</text:p>
          </table:table-cell>
          <table:table-cell table:formula="of:=AVERAGE(333;333;333)" office:value-type="float" office:value="333" calcext:value-type="float">
            <text:p>333</text:p>
          </table:table-cell>
          <table:table-cell table:formula="of:=AVERAGE(7900;7900;7880)" office:value-type="float" office:value="7893.33333333333" calcext:value-type="float">
            <text:p>7893,3333333333</text:p>
          </table:table-cell>
          <table:table-cell table:formula="of:=AVERAGE(6002;6002;6014)" office:value-type="float" office:value="6006" calcext:value-type="float">
            <text:p>6006</text:p>
          </table:table-cell>
          <table:table-cell table:formula="of:=AVERAGE(313;312;313)" office:value-type="float" office:value="312.666666666667" calcext:value-type="float">
            <text:p>312,6666666667</text:p>
          </table:table-cell>
          <table:table-cell office:value-type="float" office:value="458" calcext:value-type="float">
            <text:p>458</text:p>
          </table:table-cell>
          <table:table-cell table:formula="of:=AVERAGE(11635;11593;11593)" office:value-type="float" office:value="11607" calcext:value-type="float">
            <text:p>11607</text:p>
          </table:table-cell>
          <table:table-cell table:formula="of:=AVERAGE(8888;8913;8913)" office:value-type="float" office:value="8904.66666666667" calcext:value-type="float">
            <text:p>8904,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formula="of:=AVERAGE(358;356;358)" office:value-type="float" office:value="357.333333333333" calcext:value-type="float">
            <text:p>357,3333333333</text:p>
          </table:table-cell>
          <table:table-cell table:formula="of:=AVERAGE(264;265;265)" office:value-type="float" office:value="264.666666666667" calcext:value-type="float">
            <text:p>264,6666666667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152" calcext:value-type="float">
            <text:p>152</text:p>
          </table:table-cell>
          <table:table-cell office:value-type="float" office:value="227" calcext:value-type="float">
            <text:p>227</text:p>
          </table:table-cell>
          <table:table-cell table:formula="of:=AVERAGE(373;372;375)" office:value-type="float" office:value="373.333333333333" calcext:value-type="float">
            <text:p>373,3333333333</text:p>
          </table:table-cell>
          <table:table-cell table:formula="of:=AVERAGE(501;493;506)" office:value-type="float" office:value="500" calcext:value-type="float">
            <text:p>500</text:p>
          </table:table-cell>
          <table:table-cell office:value-type="float" office:value="182" calcext:value-type="float">
            <text:p>182</text:p>
          </table:table-cell>
          <table:table-cell office:value-type="float" office:value="250" calcext:value-type="float">
            <text:p>250</text:p>
          </table:table-cell>
          <table:table-cell office:value-type="float" office:value="378" calcext:value-type="float">
            <text:p>378</text:p>
          </table:table-cell>
          <table:table-cell table:formula="of:=AVERAGE(500;489;500)" office:value-type="float" office:value="496.333333333333" calcext:value-type="float">
            <text:p>496,33333333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7;6;6)" office:value-type="float" office:value="6.33333333333333" calcext:value-type="float">
            <text:p>6,3333333333</text:p>
          </table:table-cell>
        </table:table-row>
        <table:table-row table:style-name="ro1">
          <table:table-cell office:value-type="string" calcext:value-type="string">
            <text:p>SPI RAM</text:p>
          </table:table-cell>
          <table:table-cell table:formula="of:=AVERAGE(193;193;193)" office:value-type="float" office:value="193" calcext:value-type="float">
            <text:p>193</text:p>
          </table:table-cell>
          <table:table-cell table:formula="of:=AVERAGE(284;284;284)" office:value-type="float" office:value="284" calcext:value-type="float">
            <text:p>284</text:p>
          </table:table-cell>
          <table:table-cell table:formula="of:=AVERAGE(1158;1158;1160)" office:value-type="float" office:value="1158.66666666667" calcext:value-type="float">
            <text:p>1158,6666666667</text:p>
          </table:table-cell>
          <table:table-cell table:formula="of:=AVERAGE(1889;1889;1883)" office:value-type="float" office:value="1887" calcext:value-type="float">
            <text:p>1887</text:p>
          </table:table-cell>
          <table:table-cell office:value-type="float" office:value="253" calcext:value-type="float">
            <text:p>253</text:p>
          </table:table-cell>
          <table:table-cell office:value-type="float" office:value="380" calcext:value-type="float">
            <text:p>380</text:p>
          </table:table-cell>
          <table:table-cell table:formula="of:=AVERAGE(1208;1207;1207)" office:value-type="float" office:value="1207.33333333333" calcext:value-type="float">
            <text:p>1207,3333333333</text:p>
          </table:table-cell>
          <table:table-cell table:formula="of:=AVERAGE(2081;2087;2081)" office:value-type="float" office:value="2083" calcext:value-type="float">
            <text:p>208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AVERAGE(118;118;119)" office:value-type="float" office:value="118.333333333333" calcext:value-type="float">
            <text:p>118,3333333333</text:p>
          </table:table-cell>
          <table:table-cell table:formula="of:=AVERAGE(150;151;150)" office:value-type="float" office:value="150.333333333333" calcext:value-type="float">
            <text:p>150,3333333333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70" calcext:value-type="float">
            <text:p>70</text:p>
          </table:table-cell>
          <table:table-cell office:value-type="float" office:value="266" calcext:value-type="float">
            <text:p>266</text:p>
          </table:table-cell>
          <table:table-cell office:value-type="float" office:value="98" calcext:value-type="float">
            <text:p>98</text:p>
          </table:table-cell>
          <table:table-cell table:formula="of:=AVERAGE(1109;1105)" office:value-type="float" office:value="1107" calcext:value-type="float">
            <text:p>1107</text:p>
          </table:table-cell>
          <table:table-cell office:value-type="float" office:value="72" calcext:value-type="float">
            <text:p>72</text:p>
          </table:table-cell>
          <table:table-cell office:value-type="float" office:value="347" calcext:value-type="float">
            <text:p>347</text:p>
          </table:table-cell>
          <table:table-cell office:value-type="float" office:value="91" calcext:value-type="float">
            <text:p>91</text:p>
          </table:table-cell>
          <table:table-cell table:formula="of:=AVERAGE(1097;1101;1107)" office:value-type="float" office:value="1101.66666666667" calcext:value-type="float">
            <text:p>1101,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formula="of:=AVERAGE(155;157;155)" office:value-type="float" office:value="155.666666666667" calcext:value-type="float">
            <text:p>155,6666666667</text:p>
          </table:table-cell>
        </table:table-row>
        <table:table-row table:style-name="ro1">
          <table:table-cell office:value-type="string" calcext:value-type="string">
            <text:p>Serial @ 1 Mbps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13:47:15.950159293</meta:creation-date>
    <dc:date>2015-12-31T15:19:32.923128851</dc:date>
    <meta:editing-duration>PT1H32M10S</meta:editing-duration>
    <meta:editing-cycles>18</meta:editing-cycles>
    <meta:generator>LibreOffice/5.0.2.2$Linux_X86_64 LibreOffice_project/00m0$Build-2</meta:generator>
    <meta:document-statistic meta:table-count="1" meta:cell-count="76" meta:object-count="0"/>
  </office:meta>
</office:document-meta>
</file>